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EC0B43F6.png" manifest:media-type="image/png"/>
  <manifest:file-entry manifest:full-path="Pictures/TablePreview1.svm" manifest:media-type=""/>
  <manifest:file-entry manifest:full-path="Pictures/100000000000032000000258CA0C59C4.png" manifest:media-type="image/png"/>
  <manifest:file-entry manifest:full-path="Pictures/10000000000003200000025819812F21.png" manifest:media-type="image/png"/>
  <manifest:file-entry manifest:full-path="Pictures/10000000000003200000025809C7EF31.png" manifest:media-type="image/png"/>
  <manifest:file-entry manifest:full-path="Pictures/10000000000003200000025830674EDA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fo:min-height="6.179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2.18cm"/>
    </style:style>
    <style:style style:name="pr6" style:family="presentation" style:parent-style-name="lyt-organic-notes">
      <style:graphic-properties draw:fill-color="#ffffff" fo:min-height="13.364cm"/>
    </style:style>
    <style:style style:name="co1" style:family="table-column">
      <style:table-column-properties style:column-width="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7.094cm" presentation:class="title" presentation:user-transformed="true">
          <draw:text-box>
            <text:p>Projet Qualité</text:p>
          </draw:text-box>
        </draw:frame>
        <draw:frame presentation:style-name="pr2" draw:text-style-name="P1" draw:layer="layout" svg:width="13.2cm" svg:height="6.179cm" svg:x="-0.4cm" svg:y="15.021cm" presentation:class="subtitle" presentation:user-transformed="true">
          <draw:text-box>
            <text:p text:style-name="P1"><text:span text:style-name="T1">Thomas Lerchund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ite personnel</text:p>
          </draw:text-box>
        </draw:frame>
        <draw:frame presentation:style-name="pr5" draw:layer="layout" svg:width="23cm" svg:height="14.17cm" svg:x="2.5cm" svg:y="5.514cm" presentation:class="outline" presentation:user-transformed="true">
          <draw:text-box>
            <text:list text:style-name="L2">
              <text:list-item>
                <text:p>Objectif :</text:p>
                <text:p>Mettre en avant mon activité musicale</text:p>
                <text:p/>
              </text:list-item>
              <text:list-item>
                <text:p>Plusieurs parties composent ce site</text:p>
                <text:list>
                  <text:list-item>
                    <text:p>Partition/Tablature</text:p>
                  </text:list-item>
                  <text:list-item>
                    <text:p>Vidéos</text:p>
                  </text:list-item>
                  <text:list-item>
                    <text:p>Matériel</text:p>
                  </text:list-item>
                  <text:list-item>
                    <text:p>Concert</text:p>
                  </text:list-item>
                  <text:list-item>
                    <text:p>Cont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4" draw:layer="layout" svg:width="24cm" svg:height="3.506cm" svg:x="2.2cm" svg:y="3.6cm" presentation:class="title" presentation:user-transformed="true">
          <draw:text-box>
            <text:p>Plan de travail</text:p>
          </draw:text-box>
        </draw:frame>
        <draw:frame draw:style-name="standard" draw:layer="layout" svg:width="19.999cm" svg:height="7.442cm" svg:x="4.382cm" svg:y="7.2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Tâches</text:p>
              </table:table-cell>
              <table:table-cell>
                <text:p>Qui</text:p>
              </table:table-cell>
              <table:table-cell>
                <text:p>Combien de temps</text:p>
              </table:table-cell>
              <table:table-cell>
                <text:p>Délais</text:p>
              </table:table-cell>
            </table:table-row>
            <table:table-row table:style-name="ro1" table:default-cell-style-name="ce1">
              <table:table-cell>
                <text:p>Développement de la forme du site</text:p>
              </table:table-cell>
              <table:table-cell>
                <text:p>Thomas Lerchundi</text:p>
              </table:table-cell>
              <table:table-cell>
                <text:p>5h</text:p>
              </table:table-cell>
              <table:table-cell>
                <text:p>1 semaine</text:p>
              </table:table-cell>
            </table:table-row>
            <table:table-row table:style-name="ro1" table:default-cell-style-name="ce1">
              <table:table-cell>
                <text:p>Mettre en forme le design</text:p>
              </table:table-cell>
              <table:table-cell>
                <text:p>Thomas Lerchundi</text:p>
              </table:table-cell>
              <table:table-cell>
                <text:p>2h</text:p>
              </table:table-cell>
              <table:table-cell>
                <text:p>1 semaine</text:p>
                <text:p/>
              </table:table-cell>
            </table:table-row>
            <table:table-row table:style-name="ro1" table:default-cell-style-name="ce1">
              <table:table-cell>
                <text:p>Tester le site</text:p>
              </table:table-cell>
              <table:table-cell>
                <text:p>Thomas Lerchundi</text:p>
              </table:table-cell>
              <table:table-cell>
                <text:p>1h</text:p>
              </table:table-cell>
              <table:table-cell>
                <text:p>1 semai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erchundi</meta:initial-creator>
    <meta:creation-date>2014-01-05T22:51:41</meta:creation-date>
    <dc:date>2014-01-05T23:17:41</dc:date>
    <dc:creator>Thomas Lerchundi</dc:creator>
    <meta:editing-duration>PT21M43S</meta:editing-duration>
    <meta:editing-cycles>12</meta:editing-cycles>
    <meta:generator>LibreOffice/3.5$Linux_X86_64 LibreOffice_project/350m1$Build-2</meta:generator>
    <meta:document-statistic meta:object-count="44"/>
  </office:meta>
</office:document-meta>
</file>